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FreeSans" svg:font-family="FreeSans"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22pt" style:font-size-asian="22pt" style:font-size-complex="22pt"/>
    </style:style>
    <style:style style:name="P4" style:family="paragraph" style:parent-style-name="Standard">
      <style:paragraph-properties fo:text-align="center" style:justify-single-word="false"/>
      <style:text-properties style:font-name="Bitstream Vera Sans" fo:font-size="16pt" style:font-size-asian="16pt" style:font-size-complex="16pt"/>
    </style:style>
    <style:style style:name="P5" style:family="paragraph" style:parent-style-name="Standard" style:master-page-name="">
      <style:paragraph-properties fo:orphans="0" fo:widows="0" style:page-number="auto"/>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Heading_20_3">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Standard" style:list-style-name="L3"/>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 style:family="paragraph">
      <style:paragraph-properties fo:margin-left="0in" fo:margin-right="0in" fo:margin-top="0in" fo:margin-bottom="0in" fo:line-height="100%" fo:text-align="center" fo:text-indent="0in"/>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weight-asian="normal" style:font-weight-complex="normal"/>
    </style:style>
    <style:style style:name="T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fr1" style:family="graphic" style:parent-style-name="Frame">
      <style:graphic-properties style:vertical-pos="top" style:vertical-rel="baseline" fo:background-color="transparent" style:background-transparency="100%" fo:padding="0in" fo:border="none" style:shadow="none">
        <style:background-image/>
        <style:columns fo:column-count="2" fo:column-gap="0.5in">
          <style:column style:rel-width="32767*" fo:start-indent="0in" fo:end-indent="0.25in"/>
          <style:column style:rel-width="32768*" fo:start-indent="0.25in" fo:end-indent="0in"/>
        </style:columns>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6.3472in" svg:y="10.1874in" svg:width="0.8827in" svg:height="0.311in" draw:z-index="0">
        <draw:image xlink:href="Pictures/10000201000000580000001FCE58C672.png" xlink:type="simple" xlink:show="embed" xlink:actuate="onLoad"/>
      </draw:frame>
      <text:p text:style-name="P2"/>
      <text:p text:style-name="P3"/>
      <text:p text:style-name="P3"/>
      <text:p text:style-name="P3"/>
      <text:p text:style-name="P3"/>
      <text:p text:style-name="P3"/>
      <text:p text:style-name="P3"/>
      <text:p text:style-name="P3"/>
      <text:p text:style-name="P3"/>
      <text:p text:style-name="P3"/>
      <text:p text:style-name="P3"/>
      <text:p text:style-name="P3">Programming with Haiku</text:p>
      <text:p text:style-name="P4"/>
      <text:p text:style-name="P4">Lesson 7</text:p>
      <text:p text:style-name="P4"/>
      <text:p text:style-name="P4">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ll material © 2010 DarkWyrm</text:p>
      <text:p text:style-name="P1"><text:span text:style-name="symbol0_5f_cpp"><text:span text:style-name="T1">Now that we've written our first working – albeit simple – GUI application for Haiku, we will start learning the fundamentals of what is considered the Haiku API.</text:span></text:span></text:p>
      <text:h text:style-name="Heading_20_2" text:outline-level="2"><text:span text:style-name="symbol0_5f_cpp"><text:span text:style-name="T3">Overview of the Haiku API</text:span></text:span></text:h>
      <text:p text:style-name="Text_20_body"><text:span text:style-name="symbol0_5f_cpp"><text:span text:style-name="T1">All of the operating system libraries that are available to us are organized into categorized groups called kits. Some of these kits have a server associated with them. Some do not. The majority of Haiku programs work with the kits and little else, although device drivers work directly with the hardware and mostly call kernel functions. A layout of Haiku as an operating system and its "layers" looks a little like this:</text:span></text:span></text:p>
      <text:p text:style-name="Text_20_body"><draw:g text:anchor-type="paragraph" draw:z-index="2" draw:style-name="gr1"><draw:custom-shape draw:style-name="gr2" draw:text-style-name="P14" svg:width="3.1988in" svg:height="1.3039in" svg:x="1.5346in" svg:y="0in"><text:p text:style-name="P13"><text:span text:style-name="T6">Application</text:span></text:p><draw:enhanced-geometry svg:viewBox="0 0 21600 21600" draw:mirror-horizontal="false" draw:mirror-vertical="false" draw:type="rectangle" draw:enhanced-path="M 0 0 L 21600 0 21600 21600 0 21600 0 0 Z N"/></draw:custom-shape><draw:custom-shape draw:style-name="gr3" draw:text-style-name="P14" svg:width="2.7717in" svg:height="0.8689in" svg:x="1.7484in" svg:y="0.4346in"><text:p text:style-name="P13"><text:span text:style-name="T6">Software Kits</text:span></text:p><draw:enhanced-geometry svg:viewBox="0 0 21600 21600" draw:type="rectangle" draw:enhanced-path="M 0 0 L 21600 0 21600 21600 0 21600 0 0 Z N"/></draw:custom-shape><draw:custom-shape draw:style-name="gr4" draw:text-style-name="P14" svg:width="3.1988in" svg:height="0.4343in" svg:x="1.5346in" svg:y="1.3035in"><text:p text:style-name="P13"><text:span text:style-name="T6">Kernel</text:span></text:p><draw:enhanced-geometry svg:viewBox="0 0 21600 21600" draw:type="rectangle" draw:enhanced-path="M 0 0 L 21600 0 21600 21600 0 21600 0 0 Z N"/></draw:custom-shape><draw:custom-shape draw:style-name="gr5" draw:text-style-name="P14" svg:width="1.4925in" svg:height="0.435in" svg:x="2.4in" svg:y="0.8689in"><text:p text:style-name="P13"><text:span text:style-name="T6">Servers</text:span></text:p><draw:enhanced-geometry svg:viewBox="0 0 21600 21600" draw:type="rectangle" draw:enhanced-path="M 0 0 L 21600 0 21600 21600 0 21600 0 0 Z N"/></draw:custom-shape><draw:custom-shape draw:style-name="gr6" draw:text-style-name="P14" svg:width="3.1988in" svg:height="0.435in" svg:x="1.5346in" svg:y="1.7374in"><text:p text:style-name="P13"><text:span text:style-name="T6">Hardware</text:span></text:p><draw:enhanced-geometry svg:viewBox="0 0 21600 21600" draw:type="rectangle" draw:enhanced-path="M 0 0 L 21600 0 21600 21600 0 21600 0 0 Z N"/></draw:custom-shape></draw:g><text:span text:style-name="symbol0_5f_cpp"><text:span text:style-name="T1"/></text:span></text:p>
      <text:p text:style-name="Text_20_body">As of this writing the official kits are the following:</text:p>
      <text:p text:style-name="P6"><draw:frame draw:style-name="fr1" draw:name="Frame3" text:anchor-type="as-char" svg:width="6.2965in" draw:z-index="1"><draw:text-box fo:min-height="1.9535in"><text:list xml:id="list472346274" text:style-name="L1"><text:list-item><text:p text:style-name="P9">Application</text:p></text:list-item><text:list-item><text:p text:style-name="P9">Device</text:p></text:list-item><text:list-item><text:p text:style-name="P9">Game</text:p></text:list-item><text:list-item><text:p text:style-name="P9">Interface</text:p></text:list-item><text:list-item><text:p text:style-name="P9">Kernel</text:p></text:list-item><text:list-item><text:p text:style-name="P9">Mail</text:p></text:list-item><text:list-item><text:p text:style-name="P9">Media</text:p></text:list-item><text:list-item><text:p text:style-name="P9">MIDI</text:p></text:list-item><text:list-item><text:p text:style-name="P9">Network</text:p></text:list-item><text:list-item><text:p text:style-name="P9">OpenGL</text:p></text:list-item><text:list-item><text:p text:style-name="P9">Storage</text:p></text:list-item><text:list-item><text:p text:style-name="P9">Support</text:p></text:list-item><text:list-item><text:p text:style-name="P9">Translation</text:p></text:list-item></text:list></draw:text-box></draw:frame></text:p>
      <text:p text:style-name="P7">In addition to these official kits, there are also two other which are under development and considered experimental: the Layout Kit and the Locale Kit. If this seems like a lot, it's because it is, but depending on the kinds of programs that you write you may never have to deal with certain kits. We'll look at some of the kits in detail later on, but for now, we will focus primarily on the Application, Interface, and Support kits.</text:p>
      <text:h text:style-name="Heading_20_3" text:outline-level="3">Application Kit</text:h>
      <text:p text:style-name="Text_20_body">The Application Kit is small, but vital. The focus centers around BMessage, the means for communication within a program and between programs, and BApplication, which must be subclassed to write a program which uses BMessages<text:note text:id="ftn1" text:note-class="footnote"><text:note-citation>1</text:note-citation><text:note-body><text:p text:style-name="Footnote">This is actually a lie, but let's pretend it's not for now. It's easier that way.</text:p></text:note-body></text:note>.</text:p>
      <text:h text:style-name="Heading_20_3" text:outline-level="3"><text:soft-page-break/>Device Kit</text:h>
      <text:p text:style-name="Text_20_body">The Device Kit provides classes for certain hardware. Because there are only two classes in this kit, it is not generally used, but it may expand in future versions of Haiku.</text:p>
      <text:h text:style-name="Heading_20_3" text:outline-level="3">Game Kit</text:h>
      <text:p text:style-name="Text_20_body">The Game Kit goes with the assumption that game programmers pretty much want to be given direct access to the section of memory used to display the screen – the video buffer – and then left alone to work their dark arts. Also here are some classes to make playing game sounds simple for game writers.</text:p>
      <text:h text:style-name="Heading_20_3" text:outline-level="3">Interface Kit</text:h>
      <text:p text:style-name="Text_20_body">To an applications programmer, the Interface Kit is as important as it is big. Windows, buttons, checkboxes, and more appear under its umbrella. Printing is also handled by this kit.</text:p>
      <text:h text:style-name="Heading_20_3" text:outline-level="3">Kernel Kit</text:h>
      <text:p text:style-name="Text_20_body">The Kernel Kit is the only kit which is not a collection of C++ classes. Instead, it consists of low-level C function calls.</text:p>
      <text:h text:style-name="Heading_20_3" text:outline-level="3">Mail Kit</text:h>
      <text:p text:style-name="Text_20_body">The Mail Kit is for constructing and sending e-mails. There's not very much else to say about it.</text:p>
      <text:h text:style-name="Heading_20_3" text:outline-level="3">Media Kit</text:h>
      <text:p text:style-name="Text_20_body">The Media Kit is all about audio and video processing. Haiku is especially good at playing and recording audio and video with a minimum of <text:span text:style-name="Definition">latency</text:span>, or lag.</text:p>
      <text:h text:style-name="Heading_20_3" text:outline-level="3">MIDI Kit</text:h>
      <text:p text:style-name="Text_20_body">MIDI stands for <text:span text:style-name="T2">M</text:span>usical <text:span text:style-name="T2">I</text:span>nstrument <text:span text:style-name="T2">D</text:span>igital <text:span text:style-name="T2">I</text:span>nterface, a standard established in the ages of yore which defines how to get musical instruments to communicate with computers. The MIDI kit handles MIDI data just as the Media Kit is all about video and audio processing.</text:p>
      <text:h text:style-name="Heading_20_3" text:outline-level="3">Network Kit</text:h>
      <text:p text:style-name="Text_20_body">If you come from a UNIX-based programming background, you are probably accustomed to using C function calls for networking. The Network Kit's classes approach communications coding from a slightly friendlier perspective.</text:p>
      <text:h text:style-name="Heading_20_3" text:outline-level="3">OpenGL Kit</text:h>
      <text:p text:style-name="Text_20_body">If you're into 3D graphics, this is the kit for you. There is only one class, BGLView, but it opens the door to incorporating OpenGL graphics into your applications.</text:p>
      <text:h text:style-name="P8" text:outline-level="3">Storage Kit</text:h>
      <text:p text:style-name="Text_20_body">The Storage Kit provides friendly ways of working with the filesystem. In addition to reading and writing files, there are also classes for reading directories, running queries, and working with attributes.</text:p>
      <text:h text:style-name="Heading_20_3" text:outline-level="3">Support Kit</text:h>
      <text:p text:style-name="Text_20_body">This kit is designed to support other kits with helper classes. BString, BList, and BLocker are especially helpful and are very commonly used.</text:p>
      <text:h text:style-name="Heading_20_3" text:outline-level="3">Translation Kit</text:h>
      <text:p text:style-name="Text_20_body"><text:span text:style-name="symbol0_5f_cpp"><text:span text:style-name="T1">The Translation Kit is one of Haiku's innovations. It provides a single interface for reading and writing pictures and text without having to understand the underlying file formats. For us programmers, it makes life much, much easier.</text:span></text:span></text:p>
      <text:h text:style-name="Heading_20_2" text:outline-level="2"><text:span text:style-name="symbol0_5f_cpp"><text:span text:style-name="T3">Haiku Messaging</text:span></text:span></text:h>
      <text:p text:style-name="Text_20_body"><text:span text:style-name="symbol0_5f_cpp"><text:span text:style-name="T1">Like other operating systems, GUI programming for Haiku is a matter of creating the controls and passing messages around. Most of the classes in the Application Kit center around messaging. Even though we won't use all of these right away, let's just take a quick peek at each of the classes in the kit:</text:span></text:span></text:p>
      <text:list xml:id="list2091630336" text:style-name="L2">
        <text:list-item>
          <text:p text:style-name="P10"><text:span text:style-name="symbol0_5f_cpp"><text:span text:style-name="T1">BApplication – The application class. It is also the main channel for communications between your program and the rest of the system.</text:span></text:span></text:p>
        </text:list-item>
        <text:list-item>
          <text:p text:style-name="P10"><text:span text:style-name="symbol0_5f_cpp"><text:span text:style-name="T1">BClipboard – BClipboard handles storing information on a clipboard. The clipboard itself uses the BMessage class for storing and exchanging data with programs. This clipboard can either be the main system clipboard or a private one.</text:span></text:span></text:p>
        </text:list-item>
        <text:list-item>
          <text:p text:style-name="P10"><text:span text:style-name="symbol0_5f_cpp"><text:span text:style-name="T1">BCursor – Not related to messaging, but BCursor takes care of changing what the mouse pointer looks like.</text:span></text:span></text:p>
        </text:list-item>
        <text:list-item>
          <text:p text:style-name="P10"><text:span text:style-name="symbol0_5f_cpp"><text:span text:style-name="T1">BHandler – A class which is used to take appropriate actions for messages.</text:span></text:span></text:p>
        </text:list-item>
        <text:list-item>
          <text:p text:style-name="P10"><text:span text:style-name="symbol0_5f_cpp"><text:span text:style-name="T1">BInvoker – A message-sending class used for controls such as buttons and checkboxes. Give it a message to send and a target to send messages to and it will send a copy of the message given to it each time its </text:span></text:span><text:span text:style-name="Code"><text:span text:style-name="T1">Invoke()</text:span></text:span><text:span text:style-name="symbol0_5f_cpp"><text:span text:style-name="T1"> method is called.</text:span></text:span></text:p>
        </text:list-item>
        <text:list-item>
          <text:p text:style-name="P10"><text:span text:style-name="symbol0_5f_cpp"><text:span text:style-name="T1">BLooper – BLooper receives messages and passes them through a series of BHandlers before handling a message. It might sound confusing now, but it won't later on.</text:span></text:span></text:p>
        </text:list-item>
        <text:list-item>
          <text:p text:style-name="P10"><text:span text:style-name="symbol0_5f_cpp"><text:span text:style-name="T1">BMessage – The type of object sent around the system for communications. It has an identifier property, </text:span></text:span><text:span text:style-name="Code"><text:span text:style-name="T1">what</text:span></text:span><text:span text:style-name="symbol0_5f_cpp"><text:span text:style-name="T1">, and methods for attaching and retrieving data and for sending replies.</text:span></text:span></text:p>
        </text:list-item>
        <text:list-item>
          <text:p text:style-name="P10"><text:span text:style-name="symbol0_5f_cpp"><text:span text:style-name="T1">BMessageFilter – A class used for filtering out desired – or undesired – messages.</text:span></text:span></text:p>
        </text:list-item>
        <text:list-item>
          <text:p text:style-name="P10"><text:span text:style-name="symbol0_5f_cpp"><text:span text:style-name="T1">BMessageQueue – BMessageQueue stores messages in a first-in, first-out fashion. It is primarily used by BLooper instances to temporarily hold messages while it is handling others.</text:span></text:span></text:p>
        </text:list-item>
        <text:list-item>
          <text:p text:style-name="P10"><text:span text:style-name="symbol0_5f_cpp"><text:span text:style-name="T1">BMessageRunner – This class sends messages at a specified interval.</text:span></text:span></text:p>
        </text:list-item>
        <text:list-item>
          <text:p text:style-name="P10"><text:soft-page-break/><text:span text:style-name="symbol0_5f_cpp"><text:span text:style-name="T1">BMessenger – BMessenger is a message-sending class. It can send messages to BHandlers and BLoopers regardless of whether they are in your program or in another one.</text:span></text:span></text:p>
        </text:list-item>
        <text:list-item>
          <text:p text:style-name="P10"><text:span text:style-name="symbol0_5f_cpp"><text:span text:style-name="T1">BPropertyInfo – Scripting is the purpose behind BPropertyInfo. If you're not enabling scripting your program from outside, you won't need this one often, if ever.</text:span></text:span></text:p>
        </text:list-item>
        <text:list-item>
          <text:p text:style-name="P10"><text:span text:style-name="symbol0_5f_cpp"><text:span text:style-name="T1">BRoster – The BRoster class communicates with the system's application roster daemon. It is used for sending messages to all programs running in the system, launching programs, or for checking if a particular program is running.</text:span></text:span></text:p>
        </text:list-item>
      </text:list>
      <text:p text:style-name="Text_20_body"><text:span text:style-name="symbol0_5f_cpp"><text:span text:style-name="T1">Of all of these classes, the ones that are used in the course of regular applications programming are BLooper, BInvoker, BMessage, BHandler, and BApplication, so what seems like a lot to remember isn't really very much, especially when you consider that only a few methods of each of these classes are used frequently.</text:span></text:span></text:p>
      <text:p text:style-name="Standard"><text:span text:style-name="symbol0_5f_cpp"><text:span text:style-name="T1">Reacting to most events in Haiku programming boils down to one hook function: </text:span></text:span><text:span text:style-name="Code"><text:span text:style-name="T1">MessageReceived(),</text:span></text:span> <text:span text:style-name="symbol0_5f_cpp"><text:span text:style-name="T1">which is implemented by child classes to handle messages that are not already handled by the parent class. Any child class of BHandler, including BLooper, BApplication, BWindow, and BView, have this hook function. Most of the time, it will look like this:</text:span></text:span></text:p>
      <text:p text:style-name="CodeBlock"><text:span text:style-name="symbol0_5f_cpp"><text:span text:style-name="T1"/></text:span></text:p>
      <text:p text:style-name="CodeBlock"><text:span text:style-name="keyword3_5f_cpp"><text:span text:style-name="T4">void</text:span></text:span></text:p>
      <text:p text:style-name="CodeBlock"><text:span text:style-name="symbol0_5f_cpp"><text:span text:style-name="T1">MyWindow</text:span></text:span><text:span text:style-name="symbol4_5f_cpp"><text:span text:style-name="T4">::</text:span></text:span><text:span text:style-name="member1_5f_cpp"><text:span text:style-name="T4">MessageReceived</text:span></text:span><text:span text:style-name="symbol0_5f_cpp"><text:span text:style-name="T4">(</text:span></text:span><text:span text:style-name="symbol0_5f_cpp"><text:span text:style-name="T1">BMessage </text:span></text:span><text:span text:style-name="symbol2_5f_cpp"><text:span text:style-name="T4">*</text:span></text:span><text:span text:style-name="symbol0_5f_cpp"><text:span text:style-name="T1">msg</text:span></text:span><text:span text:style-name="symbol0_5f_cpp"><text:span text:style-name="T4">)</text:span></text:span><text:span text:style-name="symbol0_5f_cpp"><text:span text:style-name="T1"><text:line-break/></text:span></text:span><text:span text:style-name="symbol0_5f_cpp"><text:span text:style-name="T4">{</text:span></text:span></text:p>
      <text:p text:style-name="CodeBlock"><text:span text:style-name="symbol0_5f_cpp"><text:span text:style-name="T1"><text:tab/></text:span></text:span><text:span text:style-name="keyword0_5f_cpp"><text:span text:style-name="T4">switch</text:span></text:span><text:span text:style-name="symbol0_5f_cpp"><text:span text:style-name="T1"> </text:span></text:span><text:span text:style-name="symbol0_5f_cpp"><text:span text:style-name="T4">(</text:span></text:span><text:span text:style-name="symbol0_5f_cpp"><text:span text:style-name="T1">msg</text:span></text:span><text:span text:style-name="symbol2_5f_cpp"><text:span text:style-name="T4">-</text:span></text:span><text:span text:style-name="symbol1_5f_cpp"><text:span text:style-name="T4">&gt;</text:span></text:span><text:span text:style-name="symbol0_5f_cpp"><text:span text:style-name="T1">what</text:span></text:span><text:span text:style-name="symbol0_5f_cpp"><text:span text:style-name="T4">)</text:span></text:span><text:span text:style-name="symbol0_5f_cpp"><text:span text:style-name="T1"><text:line-break/><text:tab/></text:span></text:span><text:span text:style-name="symbol0_5f_cpp"><text:span text:style-name="T4">{</text:span></text:span></text:p>
      <text:p text:style-name="CodeBlock"><text:span text:style-name="symbol0_5f_cpp"><text:span text:style-name="T1"><text:tab/><text:tab/></text:span></text:span><text:span text:style-name="keyword0_5f_cpp"><text:span text:style-name="T4">case</text:span></text:span><text:span text:style-name="symbol0_5f_cpp"><text:span text:style-name="T1"> M_SOME_MESSAGE</text:span></text:span><text:span text:style-name="symbol4_5f_cpp"><text:span text:style-name="T4">:</text:span></text:span><text:span text:style-name="symbol0_5f_cpp"><text:span text:style-name="T1"><text:line-break/><text:tab/><text:tab/></text:span></text:span><text:span text:style-name="symbol0_5f_cpp"><text:span text:style-name="T4">{</text:span></text:span></text:p>
      <text:p text:style-name="CodeBlock"><text:span text:style-name="symbol0_5f_cpp"><text:span text:style-name="T1"><text:tab/><text:tab/><text:tab/>DoSomething</text:span></text:span><text:span text:style-name="symbol0_5f_cpp"><text:span text:style-name="T4">()</text:span></text:span><text:span text:style-name="symbol4_5f_cpp"><text:span text:style-name="T4">;</text:span></text:span></text:p>
      <text:p text:style-name="CodeBlock"><text:span text:style-name="symbol0_5f_cpp"><text:span text:style-name="T1"><text:tab/><text:tab/><text:tab/></text:span></text:span><text:span text:style-name="keyword0_5f_cpp"><text:span text:style-name="T4">break</text:span></text:span><text:span text:style-name="symbol4_5f_cpp"><text:span text:style-name="T4">;</text:span></text:span></text:p>
      <text:p text:style-name="CodeBlock"><text:span text:style-name="symbol0_5f_cpp"><text:span text:style-name="T1"><text:tab/><text:tab/></text:span></text:span><text:span text:style-name="symbol0_5f_cpp"><text:span text:style-name="T4">}</text:span></text:span></text:p>
      <text:p text:style-name="CodeBlock"><text:span text:style-name="symbol0_5f_cpp"><text:span text:style-name="T1"><text:tab/><text:tab/></text:span></text:span><text:span text:style-name="keyword0_5f_cpp"><text:span text:style-name="T4">default</text:span></text:span><text:span text:style-name="symbol4_5f_cpp"><text:span text:style-name="T4">:</text:span></text:span><text:span text:style-name="symbol0_5f_cpp"><text:span text:style-name="T1"><text:line-break/><text:tab/><text:tab/></text:span></text:span><text:span text:style-name="symbol0_5f_cpp"><text:span text:style-name="T4">{</text:span></text:span></text:p>
      <text:p text:style-name="CodeBlock"><text:span text:style-name="symbol0_5f_cpp"><text:span text:style-name="T4"><text:tab/><text:tab/><text:tab/></text:span></text:span><text:span text:style-name="comment0_5f_cpp"><text:span text:style-name="T4">// This calls the version of MessageReceived implemented</text:span></text:span></text:p>
      <text:p text:style-name="CodeBlock"><text:span text:style-name="comment0_5f_cpp"><text:span text:style-name="T4"><text:tab/><text:tab/><text:tab/>// by MyWindow's parent class, BWindow.</text:span></text:span></text:p>
      <text:p text:style-name="CodeBlock"><text:span text:style-name="symbol0_5f_cpp"><text:span text:style-name="T1"><text:tab/><text:tab/><text:tab/>BWindow</text:span></text:span><text:span text:style-name="symbol4_5f_cpp"><text:span text:style-name="T4">::</text:span></text:span><text:span text:style-name="member1_5f_cpp"><text:span text:style-name="T4">MessageReceived</text:span></text:span><text:span text:style-name="symbol0_5f_cpp"><text:span text:style-name="T4">(</text:span></text:span><text:span text:style-name="symbol0_5f_cpp"><text:span text:style-name="T1">msg</text:span></text:span><text:span text:style-name="symbol0_5f_cpp"><text:span text:style-name="T4">)</text:span></text:span><text:span text:style-name="symbol4_5f_cpp"><text:span text:style-name="T4">;</text:span></text:span></text:p>
      <text:p text:style-name="CodeBlock"><text:span text:style-name="symbol0_5f_cpp"><text:span text:style-name="T1"><text:tab/><text:tab/><text:tab/></text:span></text:span><text:span text:style-name="keyword0_5f_cpp"><text:span text:style-name="T4">break</text:span></text:span><text:span text:style-name="symbol4_5f_cpp"><text:span text:style-name="T4">;</text:span></text:span></text:p>
      <text:p text:style-name="CodeBlock"><text:span text:style-name="symbol0_5f_cpp"><text:span text:style-name="T1"><text:tab/><text:tab/></text:span></text:span><text:span text:style-name="symbol0_5f_cpp"><text:span text:style-name="T4">}</text:span></text:span></text:p>
      <text:p text:style-name="CodeBlock"><text:span text:style-name="symbol0_5f_cpp"><text:span text:style-name="T1"><text:tab/></text:span></text:span><text:span text:style-name="symbol0_5f_cpp"><text:span text:style-name="T4">}</text:span></text:span><text:span text:style-name="symbol0_5f_cpp"><text:span text:style-name="T1"><text:line-break/></text:span></text:span><text:span text:style-name="symbol0_5f_cpp"><text:span text:style-name="T4">}</text:span></text:span></text:p>
      <text:p text:style-name="Standard"><text:span text:style-name="symbol0_5f_cpp"><text:span text:style-name="T1"/></text:span></text:p>
      <text:p text:style-name="Standard"><text:span text:style-name="symbol0_5f_cpp"><text:span text:style-name="T1">This should look relatively familiar to anyone used to coding C++ for other platforms. </text:span></text:span><text:span text:style-name="symbol0_5f_cpp"><text:span text:style-name="T1">Calling the BWindow version of </text:span></text:span><text:span text:style-name="Code"><text:span text:style-name="T1">MessageReceived()</text:span></text:span> is important because it handles all the messages that are ignored by the version that we have written.</text:p>
      <text:p text:style-name="Standard"/>
      <text:p text:style-name="Standard">Understanding how messaging works in Haiku is best learned in code, so we'll look at a second example, very much similar to the one from the last lesson, but which expands on what we know. We will create a window with a button. Clicking the button will change the title of the window to show the number of times the button has been clicked since the program was started. First, let's look at our window class. All of the code here can be found in the file 15ClickMe.zip<office:annotation><dc:creator>DarkWyrm </dc:creator><dc:date>2010-09-23T00:06:43</dc:date><text:p text:style-name="P12"><text:span text:style-name="T5">Update the source filename.</text:span></text:p></office:annotation>, but it would still be best to manually type out all of this code to increase your familiarity with it.</text:p>
      <text:p text:style-name="Standard"/>
      <text:h text:style-name="Heading_20_3" text:outline-level="3"><text:soft-page-break/>MainWindow.h:</text:h>
      <text:p text:style-name="CodeBlock"><text:span text:style-name="comment1_5f_cpp">#ifndef MAINWINDOW_H </text:span></text:p>
      <text:p text:style-name="CodeBlock"><text:span text:style-name="comment1_5f_cpp">#define MAINWINDOW_H </text:span></text:p>
      <text:p text:style-name="CodeBlock"/>
      <text:p text:style-name="CodeBlock"><text:span text:style-name="comment1_5f_cpp">#include &lt;Window.h&gt; </text:span></text:p>
      <text:p text:style-name="CodeBlock"/>
      <text:p text:style-name="CodeBlock"><text:span text:style-name="keyword1_5f_cpp">class</text:span> MainWindow <text:span text:style-name="symbol4_5f_cpp">:</text:span> <text:span text:style-name="keyword1_5f_cpp">public</text:span> BWindow </text:p>
      <text:p text:style-name="CodeBlock"><text:span text:style-name="symbol0_5f_cpp">{</text:span> </text:p>
      <text:p text:style-name="CodeBlock"><text:span text:style-name="keyword1_5f_cpp">public</text:span><text:span text:style-name="symbol4_5f_cpp">:</text:span> </text:p>
      <text:p text:style-name="CodeBlock"><text:tab/><text:tab/><text:tab/>MainWindow<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span text:style-name="comment0_5f_cpp">// We are implementing the virtual BWindow method MessageReceived so</text:span></text:p>
      <text:p text:style-name="CodeBlock"><text:span text:style-name="comment0_5f_cpp"><text:tab/>// that we can handle the message that the button will send to the</text:span></text:p>
      <text:p text:style-name="CodeBlock"><text:span text:style-name="comment0_5f_cpp"><text:tab/>// window </text:span></text:p>
      <text:p text:style-name="CodeBlock"><text:tab/><text:span text:style-name="keyword3_5f_cpp">void</text:span><text:tab/><text:tab/>MessageReceived<text:span text:style-name="symbol0_5f_cpp">(</text:span>BMessage <text:span text:style-name="symbol2_5f_cpp">*</text:span>msg<text:span text:style-name="symbol0_5f_cpp">)</text:span><text:span text:style-name="symbol4_5f_cpp">;</text:span> </text:p>
      <text:p text:style-name="CodeBlock"><text:tab/><text:tab/><text:tab/> </text:p>
      <text:p text:style-name="CodeBlock"><text:span text:style-name="keyword1_5f_cpp">private</text:span><text:span text:style-name="symbol4_5f_cpp">:</text:span> </text:p>
      <text:p text:style-name="CodeBlock"><text:tab/><text:span text:style-name="comment0_5f_cpp">// This property will hold the number of times the button has been</text:span></text:p>
      <text:p text:style-name="CodeBlock"><text:span text:style-name="comment0_5f_cpp"><text:tab/>// clicked. </text:span></text:p>
      <text:p text:style-name="CodeBlock"><text:tab/>int32<text:tab/>fCount<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Heading_20_3" text:outline-level="3">MainWindow.cpp</text:h>
      <text:p text:style-name="CodeBlock"><text:span text:style-name="comment1_5f_cpp">#include "MainWindow.h" </text:span></text:p>
      <text:p text:style-name="CodeBlock"/>
      <text:p text:style-name="CodeBlock"><text:span text:style-name="comment0_5f_cpp">// Button.h adds the class definition for the BButton control </text:span></text:p>
      <text:p text:style-name="CodeBlock"><text:span text:style-name="comment1_5f_cpp">#include &lt;Button.h&gt; </text:span></text:p>
      <text:p text:style-name="CodeBlock"/>
      <text:p text:style-name="CodeBlock"><text:span text:style-name="comment0_5f_cpp">// The BView class is the generic class for creating controls and drawing</text:span></text:p>
      <text:p text:style-name="CodeBlock"><text:span text:style-name="comment0_5f_cpp">// things inside a window </text:span></text:p>
      <text:p text:style-name="CodeBlock"><text:span text:style-name="comment1_5f_cpp">#include &lt;View.h&gt; </text:span></text:p>
      <text:p text:style-name="CodeBlock"/>
      <text:p text:style-name="CodeBlock"><text:span text:style-name="comment0_5f_cpp">// The BString class is a phenomenally useful class which eliminates almost</text:span></text:p>
      <text:p text:style-name="CodeBlock"><text:span text:style-name="comment0_5f_cpp">// all hassle associated with manipulating strings. More often than not,</text:span></text:p>
      <text:p text:style-name="CodeBlock"><text:span text:style-name="comment0_5f_cpp">// it is a better choice than std::string due to better API integration.</text:span></text:p>
      <text:p text:style-name="CodeBlock"><text:span text:style-name="comment1_5f_cpp">#include &lt;String.h&gt; </text:span></text:p>
      <text:p text:style-name="CodeBlock"/>
      <text:p text:style-name="CodeBlock"><text:span text:style-name="comment0_5f_cpp">// This defines the identifier for the message that our button will send.</text:span></text:p>
      <text:p text:style-name="CodeBlock"><text:span text:style-name="comment0_5f_cpp">// The letters inside the single quotes are translated into an integer. The</text:span></text:p>
      <text:p text:style-name="CodeBlock"><text:span text:style-name="comment0_5f_cpp">// value for M_BUTTON_CLICKED is arbitrary, so as long as it's unique, it's</text:span></text:p>
      <text:p text:style-name="CodeBlock"><text:span text:style-name="comment0_5f_cpp">// not too important what it is. Note that we could use a #define for the</text:span></text:p>
      <text:p text:style-name="CodeBlock"><text:span text:style-name="comment0_5f_cpp">// message constant, but using an enum is the better way to go.</text:span></text:p>
      <text:p text:style-name="CodeBlock"><text:span text:style-name="keyword1_5f_cpp">enum</text:span> </text:p>
      <text:p text:style-name="CodeBlock"><text:span text:style-name="symbol0_5f_cpp">{</text:span> </text:p>
      <text:p text:style-name="CodeBlock"><text:tab/>M_BUTTON_CLICKED <text:span text:style-name="symbol1_5f_cpp">=</text:span> <text:span text:style-name="string_5f_cpp">'btcl'</text:span> </text:p>
      <text:p text:style-name="CodeBlock"><text:span text:style-name="symbol0_5f_cpp">}</text:span><text:span text:style-name="symbol4_5f_cpp">;</text:span> </text:p>
      <text:p text:style-name="CodeBlock"/>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lickMe"</text:span>,B_TITLED_WINDOW,</text:p>
      <text:p text:style-name="CodeBlock"><text:tab/><text:tab/><text:tab/> B_ASYNCHRONOUS_CONTROLS <text:span text:style-name="symbol3_5f_cpp">|</text:span> B_QUIT_ON_WINDOW_CLOSE<text:span text:style-name="symbol0_5f_cpp">)</text:span>, </text:p>
      <text:p text:style-name="CodeBlock"><text:tab/><text:tab/>fCount<text:span text:style-name="symbol0_5f_cpp">(</text:span><text:span text:style-name="number_5f_cpp">0</text:span><text:span text:style-name="symbol0_5f_cpp">)</text:span> </text:p>
      <text:p text:style-name="CodeBlock"><text:span text:style-name="symbol0_5f_cpp">{</text:span> </text:p>
      <text:p text:style-name="CodeBlock"><text:tab/><text:span text:style-name="comment0_5f_cpp">// Create a button in pretty much the same way that we did the label</text:span></text:p>
      <text:p text:style-name="CodeBlock"><text:span text:style-name="comment0_5f_cpp"><text:tab/>// in the last lesson.</text:span></text:p>
      <text:p text:style-name="CodeBlock"><text:tab/>BButton <text:span text:style-name="symbol2_5f_cpp">*</text:span>button <text:span text:style-name="symbol1_5f_cpp">=</text:span> <text:span text:style-name="keyword2_5f_cpp">new</text:span> BButton<text:span text:style-name="symbol0_5f_cpp">(</text:span>BRect<text:span text:style-name="symbol0_5f_cpp">(</text:span><text:span text:style-name="number_5f_cpp">10</text:span>,<text:span text:style-name="number_5f_cpp">10</text:span>,<text:span text:style-name="number_5f_cpp">11</text:span>,<text:span text:style-name="number_5f_cpp">11</text:span><text:span text:style-name="symbol0_5f_cpp">)</text:span>,<text:span text:style-name="string_5f_cpp">"button"</text:span>,</text:p>
      <text:p text:style-name="CodeBlock"><text:span text:style-name="string_5f_cpp"><text:tab/><text:tab/><text:tab/><text:tab/><text:tab/><text:tab/>"Click Me!"</text:span>, </text:p>
      <text:p text:style-name="CodeBlock"><text:soft-page-break/><text:tab/><text:tab/><text:tab/><text:tab/><text:tab/><text:tab/><text:span text:style-name="keyword2_5f_cpp">new</text:span> BMessage<text:span text:style-name="symbol0_5f_cpp">(</text:span>M_BUTTON_CLICKED<text:span text:style-name="symbol0_5f_cpp">))</text:span><text:span text:style-name="symbol4_5f_cpp">;</text:span> </text:p>
      <text:p text:style-name="CodeBlock"><text:tab/> </text:p>
      <text:p text:style-name="CodeBlock"><text:tab/><text:span text:style-name="comment0_5f_cpp">// Like with last lesson's label, make the button choose how big it</text:span></text:p>
      <text:p text:style-name="CodeBlock"><text:span text:style-name="comment0_5f_cpp"><text:tab/>// should be. </text:span></text:p>
      <text:p text:style-name="CodeBlock"><text:tab/>button<text:span text:style-name="symbol2_5f_cpp">-</text:span><text:span text:style-name="symbol1_5f_cpp">&gt;</text:span>ResizeToPreferred<text:span text:style-name="symbol0_5f_cpp">()</text:span><text:span text:style-name="symbol4_5f_cpp">;</text:span> </text:p>
      <text:p text:style-name="CodeBlock"><text:tab/> </text:p>
      <text:p text:style-name="CodeBlock"><text:tab/><text:span text:style-name="comment0_5f_cpp">// Add our button to the window </text:span></text:p>
      <text:p text:style-name="CodeBlock"><text:tab/>AddChild<text:span text:style-name="symbol0_5f_cpp">(</text:span>butto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comment0_5f_cpp">// The way that BMessages are identified is by the public property</text:span></text:p>
      <text:p text:style-name="CodeBlock"><text:span text:style-name="comment0_5f_cpp"><text:tab/>// 'what'. </text:span></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comment0_5f_cpp">// If the message was the one sent to the window by the button </text:span></text:p>
      <text:p text:style-name="CodeBlock"><text:tab/><text:tab/><text:span text:style-name="keyword0_5f_cpp">case</text:span> M_BUTTON_CLICKED<text:span text:style-name="symbol4_5f_cpp">:</text:span> </text:p>
      <text:p text:style-name="CodeBlock"><text:tab/><text:tab/><text:span text:style-name="symbol0_5f_cpp">{</text:span> </text:p>
      <text:p text:style-name="CodeBlock"><text:tab/><text:tab/><text:tab/>fCount<text:span text:style-name="symbol2_5f_cpp">++</text:span><text:span text:style-name="symbol4_5f_cpp">;</text:span> </text:p>
      <text:p text:style-name="CodeBlock"><text:tab/><text:tab/><text:tab/> </text:p>
      <text:p text:style-name="CodeBlock"><text:tab/><text:tab/><text:tab/>BString labelString<text:span text:style-name="symbol0_5f_cpp">(</text:span><text:span text:style-name="string_5f_cpp">"Clicks: "</text:span><text:span text:style-name="symbol0_5f_cpp">)</text:span><text:span text:style-name="symbol4_5f_cpp">;</text:span> </text:p>
      <text:p text:style-name="CodeBlock"><text:tab/><text:tab/><text:tab/> </text:p>
      <text:p text:style-name="CodeBlock"><text:tab/><text:tab/><text:tab/><text:span text:style-name="comment0_5f_cpp">// This works a lot like C++ stream output operator</text:span></text:p>
      <text:p text:style-name="CodeBlock"><text:span text:style-name="comment0_5f_cpp"><text:tab/><text:tab/><text:tab/>// and appends fCount as a string.</text:span></text:p>
      <text:p text:style-name="CodeBlock"><text:tab/><text:tab/><text:tab/>labelString <text:span text:style-name="symbol1_5f_cpp">&lt;&lt;</text:span> fCount<text:span text:style-name="symbol4_5f_cpp">;</text:span> </text:p>
      <text:p text:style-name="CodeBlock"><text:tab/><text:tab/><text:tab/> </text:p>
      <text:p text:style-name="CodeBlock"><text:tab/><text:tab/><text:tab/>SetTitle<text:span text:style-name="symbol0_5f_cpp">(</text:span>labelString.<text:span text:style-name="member0_5f_cpp">String</text:span><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text:span text:style-name="comment0_5f_cpp">// If the message doesn't match one of the ones we</text:span></text:p>
      <text:p text:style-name="CodeBlock"><text:span text:style-name="comment0_5f_cpp"><text:tab/><text:tab/><text:tab/>// explicitly define, it must be some sort of system</text:span></text:p>
      <text:p text:style-name="CodeBlock"><text:span text:style-name="comment0_5f_cpp"><text:tab/><text:tab/><text:tab/>// message, so we will call the BWindow version of</text:span></text:p>
      <text:p text:style-name="CodeBlock"><text:span text:style-name="comment0_5f_cpp"><text:tab/><text:tab/><text:tab/>// MessageReceived() so that it can handle them. THIS IS</text:span></text:p>
      <text:p text:style-name="CodeBlock"><text:span text:style-name="comment0_5f_cpp"><text:tab/><text:tab/><text:tab/>// REQUIRED if you want your window to act the way that</text:span></text:p>
      <text:p text:style-name="CodeBlock"><text:span text:style-name="comment0_5f_cpp"><text:tab/><text:tab/><text:tab/>// you expect it to. </text:span></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text:p>
      <text:p text:style-name="CodeBlock"/>
      <text:p text:style-name="Standard">The main part of this program centers around the <text:span text:style-name="Code">M_BUTTON_CLICKED</text:span> case. When our button is added to the window, it sets the window as the target for its messages so that every time the button is clicked the window will receive a <text:span text:style-name="Code">M_BUTTON_CLICKED</text:span> message. When the window receives the button's message, it increments the member variable <text:span text:style-name="Code">fCount</text:span> and uses it to generate a new title.</text:p>
      <text:p text:style-name="Standard"/>
      <text:p text:style-name="Standard">The rest of the code kept in App.h and App.cpp is almost exactly the same as it was in the last lesson. The main difference is that App.cpp includes MainWindow.h. By including it, we have the definition for the MainWindow class and we can allocate and show one.</text:p>
      <text:h text:style-name="Heading_20_2" text:outline-level="2"><text:soft-page-break/>Going Further</text:h>
      <text:p text:style-name="Standard">Here are some possible changes you might like to explore to make this program do more. I would encourage you to try some or all of these changes. Experimentation leads to many "Aha!" moments and better programming.</text:p>
      <text:p text:style-name="Standard"/>
      <text:list xml:id="list1780455658" text:style-name="L3">
        <text:list-item>
          <text:p text:style-name="P11">Change the numbers in the <text:span text:style-name="Code">BRect()</text:span> used to create the button and disable the <text:span text:style-name="Code">ResizeToPreferred()</text:span> call to make the button really, really big – almost as big as the window itself.</text:p>
        </text:list-item>
        <text:list-item>
          <text:p text:style-name="P11">Move the button to one of the window's corners</text:p>
        </text:list-item>
        <text:list-item>
          <text:p text:style-name="P11">Add a second button which sends a <text:span text:style-name="Code">B_QUIT_REQUESTED</text:span> message to the window to make it close.</text:p>
        </text:list-item>
        <text:list-item>
          <text:p text:style-name="P11">Create several buttons which move the window. (Hint: use a different message ID for each, and call <text:span text:style-name="Code">BWindow's MoveBy()</text:span> method in <text:span text:style-name="Code">MessageReceive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FreeSans" svg:font-family="FreeSans"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10-20T11:30:39</dc:date>
    <meta:editing-duration>PT97H31M27S</meta:editing-duration>
    <meta:editing-cycles>1462</meta:editing-cycles>
    <meta:generator>OpenOffice.org/3.2$Linux OpenOffice.org_project/320m12$Build-9483</meta:generator>
    <dc:creator>DarkWyrm </dc:creator>
    <meta:document-statistic meta:table-count="0" meta:image-count="1" meta:object-count="0" meta:page-count="8" meta:paragraph-count="183" meta:word-count="2018" meta:character-count="12119"/>
    <meta:user-defined meta:name="Info 1"/>
    <meta:user-defined meta:name="Info 2"/>
    <meta:user-defined meta:name="Info 3"/>
    <meta:user-defined meta:name="Info 4"/>
  </office:meta>
</office:document-meta>
</file>